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.6" calcext:value-type="float">
            <text:p>29.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8.6" calcext:value-type="float">
            <text:p>48.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9.9" calcext:value-type="float">
            <text:p>79.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6.8" calcext:value-type="float">
            <text:p>156.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6.4" calcext:value-type="float">
            <text:p>316.4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611" calcext:value-type="float">
            <text:p>611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1242" calcext:value-type="float">
            <text:p>1242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2470" calcext:value-type="float">
            <text:p>2470</text:p>
          </table:table-cell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float" office:value="4960" calcext:value-type="float">
            <text:p>49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9T13:56:54.882357923</meta:creation-date>
    <dc:date>2014-05-19T14:18:35.051082456</dc:date>
    <meta:editing-duration>PT6M29S</meta:editing-duration>
    <meta:editing-cycles>1</meta:editing-cycles>
    <meta:document-statistic meta:table-count="1" meta:cell-count="20" meta:object-count="0"/>
    <meta:generator>LibreOffice/4.1.3.2$Linux_x86 LibreOffice_project/410m0$Build-2</meta:generator>
  </office:meta>
</office:document-meta>
</file>